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Yu Gothic UI Semibold" svg:font-family="'Yu Gothic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012cm"/>
    </style:style>
    <style:style style:name="Table1.B" style:family="table-column">
      <style:table-column-properties style:column-width="15.98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style:font-name="Yu Gothic UI Semibold" fo:font-size="14pt" fo:font-style="italic" fo:font-weight="bold" officeooo:rsid="001c8f06" officeooo:paragraph-rsid="001c8f06" style:font-size-asian="12.25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style:font-name="Yu Gothic UI Semibold" fo:font-size="14pt" fo:font-style="italic" fo:font-weight="bold" officeooo:rsid="001c8f06" officeooo:paragraph-rsid="001c8f06" style:font-size-asian="12.25pt" style:font-style-asian="italic" style:font-weight-asian="bold" style:font-size-complex="14pt" style:font-style-complex="italic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>
      <style:text-properties style:font-name="Yu Gothic UI Semibold" fo:font-size="14pt" fo:font-style="italic" fo:font-weight="bold" officeooo:rsid="001c8f06" style:font-size-asian="12.25pt" style:font-style-asian="italic" style:font-weight-asian="bold" style:font-size-complex="14pt" style:font-style-complex="italic" style:font-weight-complex="bold"/>
    </style:style>
    <style:style style:name="P8" style:family="paragraph" style:parent-style-name="Preformatted_20_Text">
      <style:paragraph-properties style:writing-mode="lr-tb"/>
    </style:style>
    <style:style style:name="P9" style:family="paragraph" style:parent-style-name="Preformatted_20_Text">
      <style:paragraph-properties fo:margin-top="0cm" fo:margin-bottom="0.499cm" loext:contextual-spacing="false" style:writing-mode="lr-t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Arial" fo:font-size="12pt" fo:font-style="normal" style:font-size-asian="10.5pt" style:font-style-asian="normal" style:font-size-complex="12pt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text:span text:style-name="T4"/></text:p>
      <text:p text:style-name="P2"><text:span text:style-name="T4"/></text:p>
      <text:h text:style-name="P1" text:outline-level="2"><text:span text:style-name="T4">🧠 </text:span><text:span text:style-name="Strong_20_Emphasis"><text:span text:style-name="T5">Artificial Intelligence – Lab 8</text:span></text:span></text:h>
      <text:h text:style-name="Heading_20_3" text:outline-level="3"><text:span text:style-name="Strong_20_Emphasis">Objective:</text:span></text:h>
      <text:p text:style-name="Text_20_body">To implement and understand the working of the <text:span text:style-name="Strong_20_Emphasis">Min-Max Algorithm</text:span>, which is widely used in <text:span text:style-name="Strong_20_Emphasis">game-playing AI systems</text:span> for decision-making under competitive environments.</text:p>
      <text:p text:style-name="Horizontal_20_Line"/>
      <text:h text:style-name="Heading_20_3" text:outline-level="3"><text:span text:style-name="Strong_20_Emphasis">Theory:</text:span></text:h>
      <text:p text:style-name="Text_20_body">The <text:span text:style-name="Strong_20_Emphasis">Min-Max Algorithm</text:span> is used to determine the <text:span text:style-name="Strong_20_Emphasis">best possible move</text:span> for a player in a game, assuming the opponent also plays optimally.</text:p>
      <text:list xml:id="list1584992631" text:style-name="L1">
        <text:list-item>
          <text:p text:style-name="P3"><text:span text:style-name="Strong_20_Emphasis">Maximizer:</text:span> The player who tries to get the <text:span text:style-name="Strong_20_Emphasis">highest possible value</text:span>.</text:p>
        </text:list-item>
        <text:list-item>
          <text:p text:style-name="P3"><text:span text:style-name="Strong_20_Emphasis">Minimizer:</text:span> The opponent who tries to get the <text:span text:style-name="Strong_20_Emphasis">lowest possible value</text:span>.</text:p>
        </text:list-item>
      </text:list>
      <text:p text:style-name="Text_20_body">It works by exploring all possible moves (game states) using a <text:span text:style-name="Strong_20_Emphasis">tree structure</text:span>:</text:p>
      <text:list xml:id="list1444806823" text:style-name="L2">
        <text:list-item>
          <text:p text:style-name="P4">At <text:span text:style-name="Strong_20_Emphasis">max nodes</text:span>, the algorithm picks the <text:span text:style-name="Strong_20_Emphasis">maximum</text:span> value.</text:p>
        </text:list-item>
        <text:list-item>
          <text:p text:style-name="P4">At <text:span text:style-name="Strong_20_Emphasis">min nodes</text:span>, it picks the <text:span text:style-name="Strong_20_Emphasis">minimum</text:span> value.</text:p>
        </text:list-item>
      </text:list>
      <text:p text:style-name="Horizontal_20_Line"/>
      <text:h text:style-name="Heading_20_3" text:outline-level="3"><text:span text:style-name="Strong_20_Emphasis">Algorithm Steps:</text:span></text:h>
      <text:list xml:id="list447967074" text:style-name="L3">
        <text:list-item>
          <text:p text:style-name="P5">Generate all possible moves for both players.</text:p>
        </text:list-item>
        <text:list-item>
          <text:p text:style-name="P5">Recursively evaluate the value of each possible move.</text:p>
        </text:list-item>
        <text:list-item>
          <text:p text:style-name="P5">If it’s <text:span text:style-name="Strong_20_Emphasis">Max’s turn</text:span>, choose the move with the <text:span text:style-name="Strong_20_Emphasis">maximum</text:span> score.</text:p>
        </text:list-item>
        <text:list-item>
          <text:p text:style-name="P5">If it’s <text:span text:style-name="Strong_20_Emphasis">Min’s turn</text:span>, choose the move with the <text:span text:style-name="Strong_20_Emphasis">minimum</text:span> score.</text:p>
        </text:list-item>
        <text:list-item>
          <text:p text:style-name="P5">Continue until the terminal (leaf) nodes are reached.</text:p>
        </text:list-item>
        <text:list-item>
          <text:p text:style-name="P5">The value at the root node is the <text:span text:style-name="Strong_20_Emphasis">optimal decision</text:span>.</text:p>
        </text:list-item>
      </text:list>
      <text:p text:style-name="Horizontal_20_Line"/>
      <text:h text:style-name="Heading_20_3" text:outline-level="3"><text:span text:style-name="Source_20_Text"/></text:h>
      <text:p text:style-name="P8"/>
      <text:p text:style-name="P9"><text:span text:style-name="Source_20_Text"/></text:p>
      <text:h text:style-name="Heading_20_3" text:outline-level="3"><text:span text:style-name="Strong_20_Emphasis">Explanation of the Code: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Step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The <text:span text:style-name="Source_20_Text">minimax()</text:span> function is defined to simulate both players' turns recursively.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The <text:span text:style-name="Strong_20_Emphasis">base case</text:span> checks if the maximum depth (leaf node) has been reached and returns its value.</text:p>
          </table:table-cell>
        </table:table-row>
        <text:soft-page-break/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On the <text:span text:style-name="Strong_20_Emphasis">maximizer’s turn</text:span>, it selects the <text:span text:style-name="Strong_20_Emphasis">maximum</text:span> of its child node values.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On the <text:span text:style-name="Strong_20_Emphasis">minimizer’s turn</text:span>, it selects the <text:span text:style-name="Strong_20_Emphasis">minimum</text:span> of its child node values.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The <text:span text:style-name="Source_20_Text">scores</text:span> list represents leaf nodes of the game tree (possible outcomes).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<text:span text:style-name="Source_20_Text">treeDepth</text:span> is calculated using the log base 2 of the number of scores.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Finally, the function prints the <text:span text:style-name="Strong_20_Emphasis">optimal value</text:span> for the maximizer player.</text:p>
          </table:table-cell>
        </table:table-row>
      </table:table>
      <text:p text:style-name="Horizontal_20_Line"/>
      <text:h text:style-name="Heading_20_3" text:outline-level="3"><text:span text:style-name="Strong_20_Emphasis"/></text:h>
      <text:h text:style-name="Heading_20_3" text:outline-level="3"><text:span text:style-name="Strong_20_Emphasis">Conclusion:</text:span></text:h>
      <text:p text:style-name="Text_20_body">The <text:span text:style-name="Strong_20_Emphasis">Min-Max Algorithm</text:span> evaluates all possible game states to determine the <text:span text:style-name="Strong_20_Emphasis">best possible move</text:span> for the maximizer, assuming the opponent (minimizer) plays optimally.<text:line-break/>It is a core concept in <text:span text:style-name="Strong_20_Emphasis">AI Game Playing</text:span>, used in <text:span text:style-name="Strong_20_Emphasis">Tic-Tac-Toe</text:span>, <text:span text:style-name="Strong_20_Emphasis">Chess</text:span>, <text:span text:style-name="Strong_20_Emphasis">Checkers</text:span>, and other strategic games.</text:p>
      <text:p text:style-name="Horizontal_20_Line"/>
      <text:h text:style-name="Heading_20_3" text:outline-level="3"><text:span text:style-name="Strong_20_Emphasis">Advantages:</text:span></text:h>
      <text:list xml:id="list2816502715" text:style-name="L4">
        <text:list-item>
          <text:p text:style-name="P6">Guarantees an <text:span text:style-name="Strong_20_Emphasis">optimal move</text:span> if both players play perfectly.</text:p>
        </text:list-item>
        <text:list-item>
          <text:p text:style-name="P6">Helps in understanding <text:span text:style-name="Strong_20_Emphasis">adversarial search</text:span> and <text:span text:style-name="Strong_20_Emphasis">decision trees</text:span>.</text:p>
        </text:list-item>
      </text:list>
      <text:p text:style-name="Horizontal_20_Line"/>
      <text:p text:style-name="P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Yu Gothic UI Semibold" svg:font-family="'Yu Gothic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26T08:35:07.644000000</meta:creation-date>
    <dc:date>2025-10-26T08:38:38.978000000</dc:date>
    <meta:editing-duration>PT3M36S</meta:editing-duration>
    <meta:editing-cycles>1</meta:editing-cycles>
    <meta:document-statistic meta:table-count="1" meta:image-count="0" meta:object-count="0" meta:page-count="2" meta:paragraph-count="39" meta:word-count="337" meta:character-count="1994" meta:non-whitespace-character-count="1707"/>
    <meta:generator>Neat_Office/6.2.8.2$Windows_x86 LibreOffice_project/</meta:generator>
  </office:meta>
</office:document-meta>
</file>